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85b" officeooo:paragraph-rsid="00063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branch merg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42:11.530073023</meta:creation-date>
    <dc:date>2018-05-14T13:42:54.340443021</dc:date>
    <meta:editing-duration>PT43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5.1.6.2$Linux_X86_64 LibreOffice_project/10m0$Build-2</meta:generator>
  </office:meta>
</office:document-meta>
</file>